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61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8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tocol Session</text:p>
          </table:table-cell>
          <table:table-cell office:value-type="string" calcext:value-type="string">
            <text:p>TLS off between</text:p>
          </table:table-cell>
          <table:table-cell office:value-type="string" calcext:value-type="string">
            <text:p>Protocol Step</text:p>
          </table:table-cell>
          <table:table-cell table:style-name="ce2" office:value-type="string" calcext:value-type="string">
            <text:p>result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string" calcext:value-type="string">
            <text:p>BootPT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pt-&gt;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nsafe</text:p>
          </table:table-cell>
          <table:table-cell office:value-type="string" calcext:value-type="string">
            <text:p>idpm kann gefälscht werden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pt-&gt;t, t-&gt;pt</text:p>
          </table:table-cell>
          <table:table-cell office:value-type="string" calcext:value-type="string">
            <text:p>4+5</text:p>
          </table:table-cell>
          <table:table-cell table:style-name="ce2" office:value-type="string" calcext:value-type="string">
            <text:p>safe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office:value-type="string" calcext:value-type="string">
            <text:p>BootPS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s-&gt;p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nsafe</text:p>
          </table:table-cell>
          <table:table-cell office:value-type="string" calcext:value-type="string">
            <text:p>ns von s nach ps kann gefälscht werden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ps-&gt;t,t-&gt;ps</text:p>
          </table:table-cell>
          <table:table-cell office:value-type="string" calcext:value-type="string">
            <text:p>2+3</text:p>
          </table:table-cell>
          <table:table-cell table:style-name="ce2" office:value-type="string" calcext:value-type="string">
            <text:p>safe</text:p>
          </table:table-cell>
          <table:table-cell/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pt-&gt;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afe</text:p>
          </table:table-cell>
          <table:table-cell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t-&gt;ps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afe</text:p>
          </table:table-cell>
          <table:table-cell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ps-&gt;s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afe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s-&gt;p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nsafe</text:p>
          </table:table-cell>
          <table:table-cell office:value-type="string" calcext:value-type="string">
            <text:p>ns von s nach ps kann gefälscht werden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ps-&gt;t,t-&gt;ps</text:p>
          </table:table-cell>
          <table:table-cell office:value-type="string" calcext:value-type="string">
            <text:p>2+3</text:p>
          </table:table-cell>
          <table:table-cell table:style-name="ce2" office:value-type="string" calcext:value-type="string">
            <text:p>unsafe</text:p>
          </table:table-cell>
          <table:table-cell office:value-type="string" calcext:value-type="string">
            <text:p>hs von ps nach t kann gefälscht werden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pt-&gt;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afe</text:p>
          </table:table-cell>
          <table:table-cell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t-&gt;ps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afe</text:p>
          </table:table-cell>
          <table:table-cell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ps-&gt;s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afe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office:value-type="string" calcext:value-type="string">
            <text:p>RevokePS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s-&gt;p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nsafe</text:p>
          </table:table-cell>
          <table:table-cell office:value-type="string" calcext:value-type="string">
            <text:p>wie in Auth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ps-&gt;t,t-&gt;ps</text:p>
          </table:table-cell>
          <table:table-cell office:value-type="string" calcext:value-type="string">
            <text:p>2+3</text:p>
          </table:table-cell>
          <table:table-cell table:style-name="ce2" office:value-type="string" calcext:value-type="string">
            <text:p>unsafe</text:p>
          </table:table-cell>
          <table:table-cell office:value-type="string" calcext:value-type="string">
            <text:p>wie in Auth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ps-&gt;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afe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office:value-type="string" calcext:value-type="string">
            <text:p>RevokePT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pt-&gt;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afe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office:value-type="string" calcext:value-type="string">
            <text:p>Rekeying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pt-&gt;t, t-&gt;pt</text:p>
          </table:table-cell>
          <table:table-cell office:value-type="string" calcext:value-type="string">
            <text:p>2+3</text:p>
          </table:table-cell>
          <table:table-cell table:style-name="ce2" office:value-type="string" calcext:value-type="string">
            <text:p>safe</text:p>
          </table:table-cell>
          <table:table-cell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0:31:32.658228805</meta:creation-date>
    <dc:date>2014-10-14T11:38:12.664639394</dc:date>
    <meta:editing-duration>PT5M7S</meta:editing-duration>
    <meta:editing-cycles>2</meta:editing-cycles>
    <meta:generator>LibreOffice/4.2.6.3$Linux_X86_64 LibreOffice_project/420m0$Build-3</meta:generator>
    <meta:document-statistic meta:table-count="1" meta:cell-count="85" meta:object-count="0"/>
  </office:meta>
</office:document-meta>
</file>